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Menlo" svg:font-family="Menlo, Monaco, 'Courier New', Courier, monospace"/>
    <style:font-face style:name="OpenSansRegular" svg:font-family="OpenSansRegular, Arial, Helvetica, sans-serif"/>
    <style:font-face style:name="SFMono-Regular" svg:font-family="SFMono-Regular, Menlo, Monaco, Consolas, 'Liberation Mono', 'Courier New', Courier, monospace"/>
    <style:font-face style:name="Ubuntu Mono" svg:font-family="'Ubuntu Mono', UbuntuMonoRegular, 'Courier New', monospace"/>
    <style:font-face style:name="courier" svg:font-family="courier"/>
    <style:font-face style:name="monospace" svg:font-family="monospace"/>
    <style:font-face style:name="monospace1" svg:font-family="monospace,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0.697cm" table:align="left"/>
    </style:style>
    <style:style style:name="Tabla1.A" style:family="table-column">
      <style:table-column-properties style:column-width="0.425cm"/>
    </style:style>
    <style:style style:name="Tabla1.B" style:family="table-column">
      <style:table-column-properties style:column-width="0.272cm"/>
    </style:style>
    <style:style style:name="Tabla1.A1" style:family="table-cell">
      <style:table-cell-properties style:vertical-align="middle" fo:padding="0.049cm" fo:border="none"/>
    </style:style>
    <style:style style:name="P1" style:family="paragraph" style:parent-style-name="Standard">
      <style:text-properties officeooo:rsid="001884db" officeooo:paragraph-rsid="001884db"/>
    </style:style>
    <style:style style:name="P2" style:family="paragraph" style:parent-style-name="Standard">
      <style:text-properties officeooo:paragraph-rsid="001884db"/>
    </style:style>
    <style:style style:name="P3" style:family="paragraph" style:parent-style-name="Standard">
      <style:text-properties officeooo:rsid="001970f7" officeooo:paragraph-rsid="001970f7"/>
    </style:style>
    <style:style style:name="P4" style:family="paragraph" style:parent-style-name="Standard">
      <style:text-properties officeooo:rsid="001b4710" officeooo:paragraph-rsid="001b4710"/>
    </style:style>
    <style:style style:name="P5" style:family="paragraph" style:parent-style-name="Standard">
      <style:text-properties officeooo:rsid="001d7942" officeooo:paragraph-rsid="001d7942"/>
    </style:style>
    <style:style style:name="P6" style:family="paragraph" style:parent-style-name="Standard">
      <style:text-properties officeooo:rsid="001d7942" officeooo:paragraph-rsid="0044823b"/>
    </style:style>
    <style:style style:name="P7" style:family="paragraph" style:parent-style-name="Standard">
      <style:text-properties officeooo:rsid="001e690f" officeooo:paragraph-rsid="001e690f"/>
    </style:style>
    <style:style style:name="P8" style:family="paragraph" style:parent-style-name="Standard">
      <style:text-properties officeooo:rsid="001e6f66" officeooo:paragraph-rsid="001e6f66"/>
    </style:style>
    <style:style style:name="P9" style:family="paragraph" style:parent-style-name="Standard">
      <style:text-properties fo:font-variant="normal" fo:text-transform="none" fo:color="#242729" style:font-name="Consolas" fo:font-size="9.75pt" fo:letter-spacing="normal" fo:font-style="normal" fo:font-weight="normal" officeooo:rsid="002cc2b2" officeooo:paragraph-rsid="002cc2b2"/>
    </style:style>
    <style:style style:name="P10" style:family="paragraph" style:parent-style-name="Standard">
      <style:text-properties fo:font-variant="normal" fo:text-transform="none" fo:color="#242729" style:font-name="Consolas" fo:font-size="9.75pt" fo:letter-spacing="normal" fo:font-style="normal" fo:font-weight="normal" officeooo:rsid="003058b2" officeooo:paragraph-rsid="003058b2"/>
    </style:style>
    <style:style style:name="P11" style:family="paragraph" style:parent-style-name="Standard">
      <style:text-properties fo:font-variant="normal" fo:text-transform="none" fo:color="#242729" style:font-name="Consolas" fo:font-size="9.75pt" fo:letter-spacing="normal" fo:font-style="normal" fo:font-weight="normal" officeooo:rsid="001e6f66" officeooo:paragraph-rsid="001e6f66"/>
    </style:style>
    <style:style style:name="P12" style:family="paragraph" style:parent-style-name="Standard">
      <style:text-properties fo:font-variant="normal" fo:text-transform="none" fo:color="#242729" style:font-name="Consolas" fo:font-size="9.75pt" fo:letter-spacing="normal" fo:font-style="normal" fo:font-weight="normal" officeooo:rsid="0033f1f8" officeooo:paragraph-rsid="0033f1f8"/>
    </style:style>
    <style:style style:name="P13" style:family="paragraph" style:parent-style-name="Standard">
      <style:text-properties fo:font-variant="normal" fo:text-transform="none" fo:color="#242729" style:font-name="Consolas" fo:font-size="9.75pt" fo:letter-spacing="normal" fo:font-style="normal" fo:font-weight="normal" officeooo:rsid="00359fb3" officeooo:paragraph-rsid="00359fb3"/>
    </style:style>
    <style:style style:name="P14" style:family="paragraph" style:parent-style-name="Standard">
      <style:text-properties fo:font-variant="normal" fo:text-transform="none" fo:color="#242729" style:font-name="Consolas" fo:font-size="9.75pt" fo:letter-spacing="normal" fo:font-style="normal" fo:font-weight="normal" officeooo:rsid="0036ce75" officeooo:paragraph-rsid="0036ce75"/>
    </style:style>
    <style:style style:name="P15" style:family="paragraph" style:parent-style-name="Standard">
      <style:text-properties fo:font-variant="normal" fo:text-transform="none" fo:color="#242729" style:font-name="Consolas" fo:font-size="9.75pt" fo:letter-spacing="normal" fo:font-style="normal" fo:font-weight="normal" officeooo:rsid="003888b0" officeooo:paragraph-rsid="003888b0"/>
    </style:style>
    <style:style style:name="P16" style:family="paragraph" style:parent-style-name="Standard">
      <style:text-properties fo:font-variant="normal" fo:text-transform="none" fo:color="#242729" style:font-name="Consolas" fo:font-size="9.75pt" fo:letter-spacing="normal" fo:font-style="normal" fo:font-weight="normal" officeooo:rsid="003b8a24" officeooo:paragraph-rsid="003b8a24"/>
    </style:style>
    <style:style style:name="P17" style:family="paragraph" style:parent-style-name="Standard">
      <style:text-properties fo:font-variant="normal" fo:text-transform="none" fo:color="#242729" style:font-name="Consolas" fo:font-size="9.75pt" fo:letter-spacing="normal" fo:font-style="normal" fo:font-weight="normal" officeooo:rsid="003c8288" officeooo:paragraph-rsid="003c8288"/>
    </style:style>
    <style:style style:name="P18" style:family="paragraph" style:parent-style-name="Standard">
      <style:text-properties fo:font-variant="normal" fo:text-transform="none" fo:color="#242729" style:font-name="Consolas" fo:font-size="9.75pt" fo:letter-spacing="normal" fo:font-style="normal" fo:font-weight="normal" officeooo:rsid="003e7d3c" officeooo:paragraph-rsid="003e7d3c"/>
    </style:style>
    <style:style style:name="P19" style:family="paragraph" style:parent-style-name="Standard">
      <style:text-properties fo:font-variant="normal" fo:text-transform="none" fo:color="#242729" style:font-name="Consolas" fo:font-size="9.75pt" fo:letter-spacing="normal" fo:font-style="normal" fo:font-weight="normal" officeooo:rsid="0040f238" officeooo:paragraph-rsid="0040f238"/>
    </style:style>
    <style:style style:name="P20" style:family="paragraph" style:parent-style-name="Standard">
      <style:text-properties fo:font-variant="normal" fo:text-transform="none" fo:color="#242729" style:font-name="Consolas" fo:font-size="9.75pt" fo:letter-spacing="normal" fo:font-style="normal" fo:font-weight="normal" officeooo:rsid="00403b62" officeooo:paragraph-rsid="00472b82"/>
    </style:style>
    <style:style style:name="P21" style:family="paragraph" style:parent-style-name="Standard">
      <style:text-properties fo:font-variant="normal" fo:text-transform="none" fo:color="#242729" style:font-name="Menlo" fo:font-size="12pt" fo:letter-spacing="normal" fo:font-style="normal" fo:font-weight="normal" officeooo:rsid="0040f238" officeooo:paragraph-rsid="0040f238"/>
    </style:style>
    <style:style style:name="P22" style:family="paragraph" style:parent-style-name="Standard">
      <style:text-properties fo:font-variant="normal" fo:text-transform="none" fo:color="#242729" style:font-name="Menlo" fo:font-size="12pt" fo:letter-spacing="normal" fo:font-style="normal" fo:font-weight="normal" officeooo:rsid="00419365" officeooo:paragraph-rsid="00419365"/>
    </style:style>
    <style:style style:name="P23" style:family="paragraph" style:parent-style-name="Standard">
      <style:text-properties fo:font-variant="normal" fo:text-transform="none" fo:color="#242729" style:font-name="Menlo" fo:font-size="12pt" fo:letter-spacing="normal" fo:font-style="normal" fo:font-weight="normal" officeooo:rsid="00437546" officeooo:paragraph-rsid="00437546"/>
    </style:style>
    <style:style style:name="P24" style:family="paragraph" style:parent-style-name="Standard">
      <style:text-properties fo:font-variant="normal" fo:text-transform="none" fo:color="#3a7ea2" style:font-name="monospace" fo:font-size="10.5pt" fo:letter-spacing="normal" fo:font-style="normal" fo:font-weight="normal" officeooo:rsid="003058b2" officeooo:paragraph-rsid="003058b2"/>
    </style:style>
    <style:style style:name="P25" style:family="paragraph" style:parent-style-name="Standard">
      <style:text-properties fo:font-variant="normal" fo:text-transform="none" fo:color="#3a7ea2" style:font-name="monospace" fo:font-size="10.5pt" fo:letter-spacing="normal" fo:font-style="normal" fo:font-weight="normal" officeooo:rsid="003058b2" officeooo:paragraph-rsid="004946ff"/>
    </style:style>
    <style:style style:name="P26" style:family="paragraph" style:parent-style-name="Standard">
      <style:text-properties fo:font-variant="normal" fo:text-transform="none" fo:color="#3a7ea2" style:font-name="monospace" fo:font-size="10.5pt" fo:letter-spacing="normal" fo:font-style="normal" fo:font-weight="normal" officeooo:rsid="003058b2" officeooo:paragraph-rsid="006b6ad3"/>
    </style:style>
    <style:style style:name="P27" style:family="paragraph" style:parent-style-name="Standard">
      <style:text-properties fo:font-variant="normal" fo:text-transform="none" fo:color="#000000" style:font-name="monospace" fo:font-size="10.5pt" fo:letter-spacing="normal" fo:font-style="normal" fo:font-weight="normal" officeooo:rsid="003058b2" officeooo:paragraph-rsid="003058b2"/>
    </style:style>
    <style:style style:name="P28" style:family="paragraph" style:parent-style-name="Standard">
      <style:paragraph-properties fo:text-align="start" style:justify-single-word="false"/>
      <style:text-properties fo:font-variant="normal" fo:text-transform="none" fo:color="#000000" style:font-name="monospace" fo:font-size="10.5pt" fo:letter-spacing="normal" fo:font-style="normal" fo:font-weight="normal" officeooo:rsid="004946ff" officeooo:paragraph-rsid="004946ff"/>
    </style:style>
    <style:style style:name="P29" style:family="paragraph" style:parent-style-name="Standard">
      <style:paragraph-properties fo:text-align="start" style:justify-single-word="false"/>
      <style:text-properties fo:font-variant="normal" fo:text-transform="none" fo:color="#000000" style:font-name="monospace" fo:font-size="10.5pt" fo:letter-spacing="normal" fo:font-style="normal" fo:font-weight="normal" officeooo:rsid="004974cf" officeooo:paragraph-rsid="004974cf"/>
    </style:style>
    <style:style style:name="P30" style:family="paragraph" style:parent-style-name="Standard">
      <style:paragraph-properties fo:text-align="start" style:justify-single-word="false"/>
      <style:text-properties fo:font-variant="normal" fo:text-transform="none" fo:color="#000000" style:font-name="monospace" fo:font-size="12pt" fo:letter-spacing="normal" fo:font-style="normal" fo:font-weight="normal" officeooo:rsid="005e7783" officeooo:paragraph-rsid="005e7783" style:font-size-asian="12pt" style:font-size-complex="12pt"/>
    </style:style>
    <style:style style:name="P31" style:family="paragraph" style:parent-style-name="Standard">
      <style:paragraph-properties fo:text-align="center" style:justify-single-word="false"/>
      <style:text-properties fo:font-variant="normal" fo:text-transform="none" fo:color="#000000" style:font-name="monospace" fo:font-size="12pt" fo:letter-spacing="normal" fo:font-style="normal" fo:font-weight="normal" officeooo:rsid="005e7783" officeooo:paragraph-rsid="005e7783" style:font-size-asian="12pt" style:font-size-complex="12pt"/>
    </style:style>
    <style:style style:name="P32" style:family="paragraph" style:parent-style-name="Standard">
      <style:paragraph-properties fo:text-align="center" style:justify-single-word="false"/>
      <style:text-properties fo:font-variant="normal" fo:text-transform="none" fo:color="#000099" style:font-name="Consolas" fo:font-size="18pt" fo:letter-spacing="normal" fo:font-style="normal" fo:font-weight="normal" officeooo:rsid="003b8a24" officeooo:paragraph-rsid="003b8a24" style:font-size-asian="18pt" style:font-size-complex="18pt"/>
    </style:style>
    <style:style style:name="P33" style:family="paragraph" style:parent-style-name="Standard">
      <style:paragraph-properties fo:text-align="center" style:justify-single-word="false"/>
      <style:text-properties fo:font-variant="normal" fo:text-transform="none" fo:color="#000099" style:font-name="monospace" fo:font-size="18pt" fo:letter-spacing="normal" fo:font-style="normal" fo:font-weight="normal" officeooo:rsid="003a76d1" officeooo:paragraph-rsid="003a76d1" style:font-size-asian="18pt" style:font-size-complex="18pt"/>
    </style:style>
    <style:style style:name="P34" style:family="paragraph" style:parent-style-name="Standard">
      <style:paragraph-properties fo:text-align="center" style:justify-single-word="false"/>
      <style:text-properties fo:font-variant="normal" fo:text-transform="none" fo:color="#800000" style:font-name="Menlo" fo:font-size="12pt" fo:letter-spacing="normal" fo:font-style="normal" fo:font-weight="normal" officeooo:rsid="0044823b" officeooo:paragraph-rsid="0044823b"/>
    </style:style>
    <style:style style:name="P35" style:family="paragraph" style:parent-style-name="Standard">
      <style:paragraph-properties fo:text-align="center" style:justify-single-word="false"/>
      <style:text-properties fo:font-variant="normal" fo:text-transform="none" fo:color="#800000" style:font-name="monospace" fo:font-size="18pt" fo:letter-spacing="normal" fo:font-style="normal" fo:font-weight="normal" officeooo:rsid="004946ff" officeooo:paragraph-rsid="004946ff" style:font-size-asian="18pt" style:font-size-complex="18pt"/>
    </style:style>
    <style:style style:name="P36" style:family="paragraph" style:parent-style-name="Standard">
      <style:paragraph-properties fo:text-align="center" style:justify-single-word="false"/>
      <style:text-properties fo:font-variant="normal" fo:text-transform="none" fo:color="#800000" style:font-name="monospace" fo:font-size="18pt" fo:letter-spacing="normal" fo:font-style="normal" fo:font-weight="normal" officeooo:rsid="004974cf" officeooo:paragraph-rsid="004974cf" style:font-size-asian="18pt" style:font-size-complex="18pt"/>
    </style:style>
    <style:style style:name="P37" style:family="paragraph" style:parent-style-name="Standard">
      <style:paragraph-properties fo:text-align="center" style:justify-single-word="false"/>
      <style:text-properties fo:font-variant="normal" fo:text-transform="none" fo:color="#800000" style:font-name="monospace" fo:font-size="18pt" fo:letter-spacing="normal" fo:font-style="normal" fo:font-weight="normal" officeooo:rsid="004bd689" officeooo:paragraph-rsid="004bd689" style:font-size-asian="18pt" style:font-size-complex="18pt"/>
    </style:style>
    <style:style style:name="P38" style:family="paragraph" style:parent-style-name="Standard">
      <style:paragraph-properties fo:text-align="center" style:justify-single-word="false"/>
      <style:text-properties fo:font-variant="normal" fo:text-transform="none" fo:color="#800000" style:font-name="monospace" fo:font-size="15pt" fo:letter-spacing="normal" fo:font-style="normal" fo:font-weight="normal" officeooo:rsid="004a2adf" officeooo:paragraph-rsid="004a2adf" style:font-size-asian="15pt" style:font-size-complex="15pt"/>
    </style:style>
    <style:style style:name="P39" style:family="paragraph" style:parent-style-name="Standard">
      <style:paragraph-properties fo:text-align="center" style:justify-single-word="false"/>
      <style:text-properties fo:font-variant="normal" fo:text-transform="none" fo:color="#800000" style:font-name="monospace" fo:font-size="16pt" fo:letter-spacing="normal" fo:font-style="normal" fo:font-weight="normal" officeooo:rsid="005dd2ba" officeooo:paragraph-rsid="005dd2ba" style:font-size-asian="16pt" style:font-size-complex="16pt"/>
    </style:style>
    <style:style style:name="P40" style:family="paragraph" style:parent-style-name="Standard">
      <style:paragraph-properties fo:text-align="start" style:justify-single-word="false"/>
      <style:text-properties fo:font-variant="normal" fo:text-transform="none" fo:color="#800000" style:font-name="monospace" fo:font-size="12pt" fo:letter-spacing="normal" fo:font-style="normal" fo:font-weight="normal" officeooo:rsid="005dd2ba" officeooo:paragraph-rsid="005dd2ba" style:font-size-asian="12pt" style:font-size-complex="12pt"/>
    </style:style>
    <style:style style:name="P41" style:family="paragraph" style:parent-style-name="Standard">
      <style:paragraph-properties fo:text-align="center" style:justify-single-word="false"/>
      <style:text-properties fo:font-variant="normal" fo:text-transform="none" fo:color="#800000" style:font-name="monospace" fo:font-size="12pt" fo:letter-spacing="normal" fo:font-style="normal" fo:font-weight="normal" officeooo:rsid="00613baf" officeooo:paragraph-rsid="00613baf" style:font-size-asian="12pt" style:font-size-complex="12pt"/>
    </style:style>
    <style:style style:name="P42" style:family="paragraph" style:parent-style-name="Standard">
      <style:paragraph-properties fo:text-align="center" style:justify-single-word="false"/>
      <style:text-properties fo:font-variant="normal" fo:text-transform="none" fo:color="#800000" style:font-name="monospace" fo:font-size="12pt" fo:letter-spacing="normal" fo:font-style="normal" fo:font-weight="normal" officeooo:rsid="00652129" officeooo:paragraph-rsid="00652129" style:font-size-asian="12pt" style:font-size-complex="12pt"/>
    </style:style>
    <style:style style:name="P43" style:family="paragraph" style:parent-style-name="Standard">
      <style:paragraph-properties fo:text-align="start" style:justify-single-word="false"/>
      <style:text-properties fo:font-variant="normal" fo:text-transform="none" style:use-window-font-color="true" style:font-name="Menlo" fo:font-size="12pt" fo:letter-spacing="normal" fo:font-style="normal" fo:font-weight="normal" officeooo:rsid="0044823b" officeooo:paragraph-rsid="0044823b"/>
    </style:style>
    <style:style style:name="P44" style:family="paragraph" style:parent-style-name="Standard">
      <style:paragraph-properties fo:text-align="start" style:justify-single-word="false"/>
      <style:text-properties fo:font-variant="normal" fo:text-transform="none" style:use-window-font-color="true" style:font-name="Menlo" fo:font-size="12pt" fo:letter-spacing="normal" fo:font-style="normal" fo:font-weight="normal" officeooo:rsid="0047b522" officeooo:paragraph-rsid="0047b522"/>
    </style:style>
    <style:style style:name="P45" style:family="paragraph" style:parent-style-name="Standard">
      <style:paragraph-properties fo:text-align="start" style:justify-single-word="false"/>
      <style:text-properties fo:font-variant="normal" fo:text-transform="none" style:use-window-font-color="true" style:font-name="Menlo" fo:font-size="12pt" fo:letter-spacing="normal" fo:font-style="normal" fo:font-weight="normal" officeooo:rsid="0048d07f" officeooo:paragraph-rsid="0048d07f"/>
    </style:style>
    <style:style style:name="P46" style:family="paragraph" style:parent-style-name="Standard">
      <style:paragraph-properties fo:text-align="start" style:justify-single-word="false"/>
      <style:text-properties fo:font-variant="normal" fo:text-transform="none" style:use-window-font-color="true" style:font-name="Menlo" fo:font-size="12pt" fo:letter-spacing="normal" fo:font-style="normal" fo:font-weight="normal" officeooo:rsid="004946ff" officeooo:paragraph-rsid="004946ff"/>
    </style:style>
    <style:style style:name="P47" style:family="paragraph" style:parent-style-name="Standard">
      <style:paragraph-properties fo:text-align="start" style:justify-single-word="false"/>
      <style:text-properties fo:font-variant="normal" fo:text-transform="none" style:use-window-font-color="true" style:font-name="monospace" fo:font-size="15pt" fo:letter-spacing="normal" fo:font-style="normal" fo:font-weight="normal" officeooo:rsid="004a2adf" officeooo:paragraph-rsid="004a2adf" style:font-size-asian="15pt" style:font-size-complex="15pt"/>
    </style:style>
    <style:style style:name="P48"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4a2adf" officeooo:paragraph-rsid="004a2adf" style:font-size-asian="10.5pt" style:font-size-complex="12pt"/>
    </style:style>
    <style:style style:name="P49"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4a9088" officeooo:paragraph-rsid="004a9088" style:font-size-asian="10.5pt" style:font-size-complex="12pt"/>
    </style:style>
    <style:style style:name="P50"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4bd689" officeooo:paragraph-rsid="004bd689" style:font-size-asian="10.5pt" style:font-size-complex="12pt"/>
    </style:style>
    <style:style style:name="P51"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50f485" officeooo:paragraph-rsid="0050f485" style:font-size-asian="10.5pt" style:font-size-complex="12pt"/>
    </style:style>
    <style:style style:name="P52"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523b44" officeooo:paragraph-rsid="00523b44" style:font-size-asian="10.5pt" style:font-size-complex="12pt"/>
    </style:style>
    <style:style style:name="P53"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541b20" officeooo:paragraph-rsid="00541b20" style:font-size-asian="10.5pt" style:font-size-complex="12pt"/>
    </style:style>
    <style:style style:name="P54"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563181" officeooo:paragraph-rsid="00563181" style:font-size-asian="10.5pt" style:font-size-complex="12pt"/>
    </style:style>
    <style:style style:name="P55"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57b1ca" officeooo:paragraph-rsid="0057b1ca" style:font-size-asian="10.5pt" style:font-size-complex="12pt"/>
    </style:style>
    <style:style style:name="P56"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5892a3" officeooo:paragraph-rsid="005892a3" style:font-size-asian="10.5pt" style:font-size-complex="12pt"/>
    </style:style>
    <style:style style:name="P57"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59b94f" officeooo:paragraph-rsid="0059b94f" style:font-size-asian="10.5pt" style:font-size-complex="12pt"/>
    </style:style>
    <style:style style:name="P58"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5a14e9" officeooo:paragraph-rsid="005a14e9" style:font-size-asian="10.5pt" style:font-size-complex="12pt"/>
    </style:style>
    <style:style style:name="P59"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5a6245" officeooo:paragraph-rsid="005a6245" style:font-size-asian="10.5pt" style:font-size-complex="12pt"/>
    </style:style>
    <style:style style:name="P60"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5b9e7e" officeooo:paragraph-rsid="005b9e7e" style:font-size-asian="10.5pt" style:font-size-complex="12pt"/>
    </style:style>
    <style:style style:name="P61"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613baf" officeooo:paragraph-rsid="00613baf" style:font-size-asian="12pt" style:font-size-complex="12pt"/>
    </style:style>
    <style:style style:name="P62"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6142d7" officeooo:paragraph-rsid="006142d7" style:font-size-asian="12pt" style:font-size-complex="12pt"/>
    </style:style>
    <style:style style:name="P63"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629e18" officeooo:paragraph-rsid="00629e18" style:font-size-asian="12pt" style:font-size-complex="12pt"/>
    </style:style>
    <style:style style:name="P64" style:family="paragraph" style:parent-style-name="Standard">
      <style:paragraph-properties fo:text-align="center" style:justify-single-word="false"/>
      <style:text-properties fo:font-variant="normal" fo:text-transform="none" style:use-window-font-color="true" style:font-name="monospace" fo:font-size="12pt" fo:letter-spacing="normal" fo:font-style="normal" fo:font-weight="normal" officeooo:rsid="00629e18" officeooo:paragraph-rsid="00629e18" style:font-size-asian="12pt" style:font-size-complex="12pt"/>
    </style:style>
    <style:style style:name="P65" style:family="paragraph" style:parent-style-name="Standard">
      <style:paragraph-properties fo:text-align="start" style:justify-single-word="false"/>
      <style:text-properties fo:font-variant="normal" fo:text-transform="none" style:use-window-font-color="true" style:font-name="monospace" fo:font-size="12pt" fo:letter-spacing="normal" fo:font-style="normal" fo:font-weight="normal" officeooo:rsid="00652129" officeooo:paragraph-rsid="00652129" style:font-size-asian="12pt" style:font-size-complex="12pt"/>
    </style:style>
    <style:style style:name="P66" style:family="paragraph" style:parent-style-name="Standard">
      <style:paragraph-properties fo:text-align="start" style:justify-single-word="false"/>
      <style:text-properties fo:font-variant="normal" fo:text-transform="none" style:use-window-font-color="true" fo:font-size="12pt" fo:letter-spacing="normal" fo:font-style="normal" fo:font-weight="normal" officeooo:paragraph-rsid="00652129"/>
    </style:style>
    <style:style style:name="P67" style:family="paragraph" style:parent-style-name="Standard">
      <style:text-properties officeooo:rsid="00217079" officeooo:paragraph-rsid="00217079"/>
    </style:style>
    <style:style style:name="P68" style:family="paragraph" style:parent-style-name="Standard">
      <style:text-properties officeooo:rsid="0021cb2c" officeooo:paragraph-rsid="0021cb2c"/>
    </style:style>
    <style:style style:name="P69" style:family="paragraph" style:parent-style-name="Standard">
      <style:text-properties officeooo:rsid="0022c39e" officeooo:paragraph-rsid="0022c39e"/>
    </style:style>
    <style:style style:name="P70" style:family="paragraph" style:parent-style-name="Standard">
      <style:text-properties officeooo:rsid="002635cd" officeooo:paragraph-rsid="002635cd"/>
    </style:style>
    <style:style style:name="P71" style:family="paragraph" style:parent-style-name="Standard">
      <style:text-properties officeooo:rsid="0026ef7b" officeooo:paragraph-rsid="0026ef7b"/>
    </style:style>
    <style:style style:name="P72" style:family="paragraph" style:parent-style-name="Standard">
      <style:text-properties officeooo:rsid="0026ef7b" officeooo:paragraph-rsid="00472b82"/>
    </style:style>
    <style:style style:name="P73" style:family="paragraph" style:parent-style-name="Standard">
      <style:text-properties officeooo:rsid="0027a263" officeooo:paragraph-rsid="0027a263"/>
    </style:style>
    <style:style style:name="P74" style:family="paragraph" style:parent-style-name="Standard">
      <style:text-properties officeooo:rsid="0028fbb1" officeooo:paragraph-rsid="0028fbb1"/>
    </style:style>
    <style:style style:name="P75" style:family="paragraph" style:parent-style-name="Standard">
      <style:text-properties officeooo:rsid="00403b62" officeooo:paragraph-rsid="00403b62"/>
    </style:style>
    <style:style style:name="P76" style:family="paragraph" style:parent-style-name="Standard">
      <style:text-properties officeooo:rsid="00403b62" officeooo:paragraph-rsid="00472b82"/>
    </style:style>
    <style:style style:name="P77" style:family="paragraph" style:parent-style-name="Standard">
      <style:paragraph-properties fo:text-align="center" style:justify-single-word="false"/>
      <style:text-properties fo:color="#000099" fo:font-size="18pt" officeooo:rsid="0022c39e" officeooo:paragraph-rsid="0022c39e" style:font-size-asian="18pt" style:font-size-complex="18pt"/>
    </style:style>
    <style:style style:name="P78" style:family="paragraph" style:parent-style-name="Standard">
      <style:paragraph-properties fo:text-align="center" style:justify-single-word="false"/>
      <style:text-properties fo:color="#800000" fo:font-size="18pt" officeooo:rsid="001b4710" officeooo:paragraph-rsid="001b4710" style:font-size-asian="18pt" style:font-size-complex="18pt"/>
    </style:style>
    <style:style style:name="P79" style:family="paragraph" style:parent-style-name="Standard">
      <style:paragraph-properties fo:text-align="center" style:justify-single-word="false"/>
      <style:text-properties fo:color="#800000" fo:font-size="18pt" officeooo:rsid="001d7942" officeooo:paragraph-rsid="0044823b" style:font-size-asian="18pt" style:font-size-complex="18pt"/>
    </style:style>
    <style:style style:name="P80" style:family="paragraph" style:parent-style-name="Standard">
      <style:text-properties officeooo:rsid="0069cf98" officeooo:paragraph-rsid="0069cf98"/>
    </style:style>
    <style:style style:name="P81" style:family="paragraph" style:parent-style-name="Standard">
      <style:text-properties officeooo:rsid="006a149f" officeooo:paragraph-rsid="006a149f"/>
    </style:style>
    <style:style style:name="P82" style:family="paragraph" style:parent-style-name="Standard">
      <style:text-properties officeooo:paragraph-rsid="006a149f"/>
    </style:style>
    <style:style style:name="P83" style:family="paragraph" style:parent-style-name="Preformatted_20_Text">
      <style:text-properties fo:font-variant="normal" fo:text-transform="none" fo:color="#404040" style:font-name="SFMono-Regular" fo:font-size="9pt" fo:letter-spacing="normal" fo:font-style="normal" fo:font-weight="normal" officeooo:rsid="0027a263" officeooo:paragraph-rsid="0027a263"/>
    </style:style>
    <style:style style:name="P84" style:family="paragraph" style:parent-style-name="Preformatted_20_Text">
      <style:text-properties fo:font-variant="normal" fo:text-transform="none" fo:color="#333333" style:font-name="courier" fo:font-size="9.75pt" fo:letter-spacing="normal" fo:font-style="normal" fo:font-weight="normal" officeooo:rsid="00359fb3" officeooo:paragraph-rsid="00359fb3"/>
    </style:style>
    <style:style style:name="P85" style:family="paragraph" style:parent-style-name="Preformatted_20_Text">
      <style:paragraph-properties fo:text-align="start" style:justify-single-word="false"/>
      <style:text-properties fo:font-variant="normal" fo:text-transform="none" fo:color="#414141" style:font-name="monospace" fo:font-size="9.75pt" fo:letter-spacing="normal" fo:font-style="normal" fo:font-weight="normal" officeooo:rsid="00652129" officeooo:paragraph-rsid="00652129" style:font-size-asian="12pt" style:font-size-complex="12pt"/>
    </style:style>
    <style:style style:name="P86" style:family="paragraph" style:parent-style-name="Preformatted_20_Text">
      <style:paragraph-properties fo:text-align="start" style:justify-single-word="false"/>
      <style:text-properties fo:font-variant="normal" fo:text-transform="none" fo:color="#414141" fo:font-size="9.75pt" fo:letter-spacing="normal" fo:font-style="normal" fo:font-weight="normal" officeooo:paragraph-rsid="00652129"/>
    </style:style>
    <style:style style:name="P87" style:family="paragraph" style:parent-style-name="Preformatted_20_Text">
      <style:paragraph-properties fo:text-align="start" style:justify-single-word="false"/>
      <style:text-properties fo:font-variant="normal" fo:text-transform="none" fo:color="#000000" style:font-name="monospace" fo:font-size="9.75pt" fo:letter-spacing="normal" fo:font-style="normal" fo:font-weight="normal" officeooo:rsid="00652129" officeooo:paragraph-rsid="00652129" style:font-size-asian="12pt" style:font-size-complex="12pt"/>
    </style:style>
    <style:style style:name="P88" style:family="paragraph" style:parent-style-name="Preformatted_20_Text">
      <style:paragraph-properties fo:text-align="start" style:justify-single-word="false"/>
      <style:text-properties fo:font-variant="normal" fo:text-transform="none" fo:color="#000000" style:font-name="monospace" fo:font-size="9.75pt" fo:letter-spacing="normal" fo:font-style="normal" fo:font-weight="normal" officeooo:rsid="006d0369" officeooo:paragraph-rsid="006d0369" style:font-size-asian="12pt" style:font-size-complex="12pt"/>
    </style:style>
    <style:style style:name="P89" style:family="paragraph" style:parent-style-name="Preformatted_20_Text">
      <style:paragraph-properties fo:text-align="start" style:justify-single-word="false"/>
      <style:text-properties fo:font-variant="normal" fo:text-transform="none" fo:color="#000000" style:font-name="monospace" fo:font-size="9.75pt" fo:letter-spacing="normal" fo:font-style="normal" fo:font-weight="normal" officeooo:rsid="006d0369" officeooo:paragraph-rsid="006f1fa9" style:font-size-asian="12pt" style:font-size-complex="12pt"/>
    </style:style>
    <style:style style:name="P90"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6d0369" officeooo:paragraph-rsid="006d0369" style:font-size-asian="12pt" style:font-size-complex="12pt"/>
    </style:style>
    <style:style style:name="P91" style:family="paragraph" style:parent-style-name="Preformatted_20_Text">
      <style:paragraph-properties fo:text-align="center" style:justify-single-word="false"/>
      <style:text-properties fo:font-variant="normal" fo:text-transform="none" fo:color="#800000" style:font-name="monospace" fo:font-size="24pt" fo:letter-spacing="normal" fo:font-style="normal" fo:font-weight="normal" officeooo:rsid="0071ab40" officeooo:paragraph-rsid="0071ab40" style:font-size-asian="24pt" style:font-size-complex="24pt"/>
    </style:style>
    <style:style style:name="P92" style:family="paragraph" style:parent-style-name="Preformatted_20_Text">
      <style:paragraph-properties fo:text-align="start" style:justify-single-word="false"/>
      <style:text-properties officeooo:paragraph-rsid="00652129"/>
    </style:style>
    <style:style style:name="P93" style:family="paragraph" style:parent-style-name="Standard" style:list-style-name="L5">
      <style:text-properties fo:font-variant="normal" fo:text-transform="none" fo:color="#3a7ea2" style:font-name="monospace" fo:font-size="10.5pt" fo:letter-spacing="normal" fo:font-style="normal" fo:font-weight="normal" officeooo:rsid="003058b2" officeooo:paragraph-rsid="006d0369"/>
    </style:style>
    <style:style style:name="P94" style:family="paragraph" style:parent-style-name="Standard">
      <style:paragraph-properties fo:text-align="start" style:justify-single-word="false"/>
      <style:text-properties fo:font-variant="normal" fo:text-transform="none" style:use-window-font-color="true" style:font-name="monospace" fo:font-size="9.75pt" fo:letter-spacing="normal" fo:font-style="normal" fo:font-weight="normal" officeooo:rsid="006d0369" officeooo:paragraph-rsid="0071ab40" style:font-size-asian="12pt" style:font-size-complex="12pt"/>
    </style:style>
    <style:style style:name="P95" style:family="paragraph" style:parent-style-name="Text_20_body" style:list-style-name="L1">
      <style:paragraph-properties fo:margin-top="0cm" fo:margin-bottom="0.212cm" loext:contextual-spacing="false" fo:orphans="2" fo:widows="2"/>
    </style:style>
    <style:style style:name="P96" style:family="paragraph" style:parent-style-name="Text_20_body" style:list-style-name="L2">
      <style:paragraph-properties fo:margin-top="0cm" fo:margin-bottom="0.212cm" loext:contextual-spacing="false" fo:orphans="2" fo:widows="2"/>
    </style:style>
    <style:style style:name="P97" style:family="paragraph" style:parent-style-name="Text_20_body" style:list-style-name="L3">
      <style:paragraph-properties fo:margin-top="0cm" fo:margin-bottom="0.212cm" loext:contextual-spacing="false" fo:orphans="2" fo:widows="2"/>
    </style:style>
    <style:style style:name="P98" style:family="paragraph" style:parent-style-name="Preformatted_20_Text" style:list-style-name="L4">
      <style:paragraph-properties fo:text-align="start" style:justify-single-word="false"/>
      <style:text-properties fo:font-variant="normal" fo:text-transform="none" fo:color="#000000" style:font-name="monospace" fo:font-size="9.75pt" fo:letter-spacing="normal" fo:font-style="normal" fo:font-weight="normal" officeooo:rsid="006f1fa9" officeooo:paragraph-rsid="006f1fa9" style:font-size-asian="12pt" style:font-size-complex="12pt"/>
    </style:style>
    <style:style style:name="P99" style:family="paragraph" style:parent-style-name="Preformatted_20_Text" style:list-style-name="L4">
      <style:paragraph-properties fo:text-align="start" style:justify-single-word="false"/>
      <style:text-properties fo:font-variant="normal" fo:text-transform="none" fo:color="#000000" style:font-name="monospace" fo:font-size="9.75pt" fo:letter-spacing="normal" fo:font-style="normal" fo:font-weight="normal" officeooo:rsid="006d0369" officeooo:paragraph-rsid="006f1fa9" style:font-size-asian="12pt" style:font-size-complex="12pt"/>
    </style:style>
    <style:style style:name="P100" style:family="paragraph" style:parent-style-name="Preformatted_20_Text" style:list-style-name="L4">
      <style:paragraph-properties fo:text-align="start" style:justify-single-word="false"/>
      <style:text-properties fo:font-variant="normal" fo:text-transform="none" fo:color="#000000" style:font-name="monospace" fo:font-size="9.75pt" fo:letter-spacing="normal" fo:font-style="normal" fo:font-weight="normal" officeooo:rsid="006d0369" officeooo:paragraph-rsid="006d0369" style:font-size-asian="12pt" style:font-size-complex="12pt"/>
    </style:style>
    <style:style style:name="P101" style:family="paragraph" style:parent-style-name="Preformatted_20_Text" style:list-style-name="L5">
      <style:paragraph-properties fo:text-align="start" style:justify-single-word="false"/>
      <style:text-properties fo:font-variant="normal" fo:text-transform="none" fo:color="#000000" style:font-name="monospace" fo:font-size="9.75pt" fo:letter-spacing="normal" fo:font-style="normal" fo:font-weight="normal" officeooo:rsid="006d0369" officeooo:paragraph-rsid="006d0369" style:font-size-asian="12pt" style:font-size-complex="12pt"/>
    </style:style>
    <style:style style:name="P102" style:family="paragraph" style:parent-style-name="Preformatted_20_Text" style:list-style-name="L4">
      <style:paragraph-properties fo:text-align="start" style:justify-single-word="false"/>
      <style:text-properties fo:font-variant="normal" fo:text-transform="none" style:use-window-font-color="true" style:font-name="Menlo" fo:font-size="12pt" fo:letter-spacing="normal" fo:font-style="normal" fo:font-weight="normal" officeooo:rsid="0048d07f" officeooo:paragraph-rsid="006f1fa9" style:font-size-asian="12pt" style:font-size-complex="12pt"/>
    </style:style>
    <style:style style:name="P103" style:family="paragraph" style:parent-style-name="Preformatted_20_Text" style:list-style-name="L5">
      <style:paragraph-properties fo:text-align="start" style:justify-single-word="false"/>
      <style:text-properties fo:font-variant="normal" fo:text-transform="none" style:use-window-font-color="true" style:font-name="monospace" fo:font-size="9.75pt" fo:letter-spacing="normal" fo:font-style="normal" fo:font-weight="normal" officeooo:rsid="006d0369" officeooo:paragraph-rsid="006d0369" style:font-size-asian="12pt" style:font-size-complex="12pt"/>
    </style:style>
    <style:style style:name="P104"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6d0369" officeooo:paragraph-rsid="0071ab40" style:font-size-asian="12pt" style:font-size-complex="12pt"/>
    </style:style>
    <style:style style:name="P105"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7cde33" officeooo:paragraph-rsid="007eb8ae" style:font-size-asian="12pt" style:font-size-complex="12pt"/>
    </style:style>
    <style:style style:name="P106"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71ab40" officeooo:paragraph-rsid="0071ab40" style:font-size-asian="12pt" style:font-size-complex="12pt"/>
    </style:style>
    <style:style style:name="P107"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7eb8ae" officeooo:paragraph-rsid="007eb8ae" style:font-size-asian="12pt" style:font-size-complex="12pt"/>
    </style:style>
    <style:style style:name="P108" style:family="paragraph" style:parent-style-name="Preformatted_20_Text">
      <style:paragraph-properties fo:text-align="start" style:justify-single-word="false"/>
      <style:text-properties fo:font-variant="normal" fo:text-transform="none" style:use-window-font-color="true" style:font-name="monospace" fo:font-size="9.75pt" fo:letter-spacing="normal" fo:font-style="normal" fo:font-weight="normal" officeooo:rsid="00805606" officeooo:paragraph-rsid="00805606" style:font-size-asian="12pt" style:font-size-complex="12pt"/>
    </style:style>
    <style:style style:name="P109" style:family="paragraph" style:parent-style-name="Preformatted_20_Text" style:list-style-name="L5">
      <style:paragraph-properties fo:text-align="start" style:justify-single-word="false"/>
      <style:text-properties fo:font-variant="normal" fo:text-transform="none" fo:color="#3a7ea2" style:font-name="monospace" fo:font-size="10.5pt" fo:letter-spacing="normal" fo:font-style="normal" fo:font-weight="normal" officeooo:rsid="003058b2" officeooo:paragraph-rsid="006d0369" style:font-size-asian="12pt" style:font-size-complex="12pt"/>
    </style:style>
    <style:style style:name="T1" style:family="text">
      <style:text-properties officeooo:rsid="001884db"/>
    </style:style>
    <style:style style:name="T2" style:family="text">
      <style:text-properties officeooo:rsid="001970f7"/>
    </style:style>
    <style:style style:name="T3" style:family="text">
      <style:text-properties officeooo:rsid="002b78f9"/>
    </style:style>
    <style:style style:name="T4" style:family="text">
      <style:text-properties officeooo:rsid="002cc2b2"/>
    </style:style>
    <style:style style:name="T5" style:family="text">
      <style:text-properties officeooo:rsid="00472b82"/>
    </style:style>
    <style:style style:name="T6" style:family="text">
      <style:text-properties fo:font-size="12pt" style:font-size-asian="10.5pt" style:font-size-complex="12pt"/>
    </style:style>
    <style:style style:name="T7" style:family="text">
      <style:text-properties officeooo:rsid="00523b44"/>
    </style:style>
    <style:style style:name="T8" style:family="text">
      <style:text-properties officeooo:rsid="005f6a1a"/>
    </style:style>
    <style:style style:name="T9" style:family="text">
      <style:text-properties officeooo:rsid="0065f7a4"/>
    </style:style>
    <style:style style:name="T10" style:family="text">
      <style:text-properties fo:color="#000000"/>
    </style:style>
    <style:style style:name="T11" style:family="text">
      <style:text-properties fo:color="#000000" fo:font-size="9.75pt"/>
    </style:style>
    <style:style style:name="T12" style:family="text">
      <style:text-properties fo:color="#000000" style:font-name="monospace" officeooo:rsid="00652129" style:font-size-asian="12pt" style:font-size-complex="12pt"/>
    </style:style>
    <style:style style:name="T13" style:family="text">
      <style:text-properties fo:color="#666600"/>
    </style:style>
    <style:style style:name="T14" style:family="text">
      <style:text-properties fo:color="#666600" fo:font-size="9.75pt"/>
    </style:style>
    <style:style style:name="T15" style:family="text">
      <style:text-properties fo:color="#666600" style:font-name="monospace" officeooo:rsid="00652129" style:font-size-asian="12pt" style:font-size-complex="12pt"/>
    </style:style>
    <style:style style:name="T16" style:family="text">
      <style:text-properties style:font-name="monospace" officeooo:rsid="00652129" style:font-size-asian="12pt" style:font-size-complex="12pt"/>
    </style:style>
    <style:style style:name="T17" style:family="text">
      <style:text-properties fo:color="#880000"/>
    </style:style>
    <style:style style:name="T18" style:family="text">
      <style:text-properties fo:color="#880000" style:font-name="monospace" officeooo:rsid="00652129" style:font-size-asian="12pt" style:font-size-complex="12pt"/>
    </style:style>
    <style:style style:name="T19" style:family="text">
      <style:text-properties fo:color="#880000" style:font-name="monospace" officeooo:rsid="006809ee" style:font-size-asian="12pt" style:font-size-complex="12pt"/>
    </style:style>
    <style:style style:name="T20" style:family="text">
      <style:text-properties fo:font-variant="normal" fo:text-transform="none" fo:color="#000000" style:font-name="monospace" fo:font-size="9.75pt" fo:letter-spacing="normal" fo:font-style="normal" fo:font-weight="normal" officeooo:rsid="00652129" style:font-size-asian="12pt" style:font-size-complex="12pt"/>
    </style:style>
    <style:style style:name="T21" style:family="text">
      <style:text-properties fo:font-variant="normal" fo:text-transform="none" fo:color="#666600" style:font-name="monospace" fo:font-size="9.75pt" fo:letter-spacing="normal" fo:font-style="normal" fo:font-weight="normal" officeooo:rsid="00652129" style:font-size-asian="12pt" style:font-size-complex="12pt"/>
    </style:style>
    <style:style style:name="T22" style:family="text">
      <style:text-properties fo:font-variant="normal" fo:text-transform="none" fo:color="#880000" style:font-name="monospace" fo:font-size="9.75pt" fo:letter-spacing="normal" fo:font-style="normal" fo:font-weight="normal" officeooo:rsid="00652129" style:font-size-asian="12pt" style:font-size-complex="12pt"/>
    </style:style>
    <style:style style:name="T23" style:family="text">
      <style:text-properties fo:font-variant="normal" fo:text-transform="none" fo:color="#3c3c3c" style:font-name="OpenSansRegular" fo:font-size="10.5pt" fo:letter-spacing="normal" fo:font-style="normal" fo:font-weight="bold"/>
    </style:style>
    <style:style style:name="T24" style:family="text">
      <style:text-properties fo:font-variant="normal" fo:text-transform="none" fo:color="#3c3c3c" style:font-name="OpenSansRegular" fo:font-size="10.5pt" fo:letter-spacing="normal" fo:font-style="normal" fo:font-weight="normal"/>
    </style:style>
    <style:style style:name="T25" style:family="text">
      <style:text-properties fo:color="#000088"/>
    </style:style>
    <style:style style:name="T26" style:family="text">
      <style:text-properties fo:font-size="10.5pt"/>
    </style:style>
    <style:style style:name="T27" style:family="text">
      <style:text-properties officeooo:rsid="006dfb9f"/>
    </style:style>
    <style:style style:name="T28" style:family="text">
      <style:text-properties officeooo:rsid="006f1fa9"/>
    </style:style>
    <style:style style:name="T29" style:family="text">
      <style:text-properties style:use-window-font-color="true" style:font-name="Menlo" fo:font-size="12pt" officeooo:rsid="0048d07f"/>
    </style:style>
    <style:style style:name="T30" style:family="text">
      <style:text-properties officeooo:rsid="007386bf"/>
    </style:style>
    <style:style style:name="T31" style:family="text">
      <style:text-properties officeooo:rsid="007b1d36"/>
    </style:style>
    <style:style style:name="T32" style:family="text">
      <style:text-properties officeooo:rsid="007dda42"/>
    </style:style>
    <style:style style:name="T33" style:family="text">
      <style:text-properties officeooo:rsid="007eae49"/>
    </style:style>
    <style:style style:name="T34" style:family="text">
      <style:text-properties style:font-name="Ubuntu Mono" fo:font-size="13.5pt" fo:font-weight="bold" officeooo:rsid="007eae49"/>
    </style:style>
    <style:style style:name="T35" style:family="text">
      <style:text-properties officeooo:rsid="007eb8a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ar mysql</text:p>
      <text:p text:style-name="P2"><text:span text:style-name="T1">baje de este sitio </text:span><text:a xlink:type="simple" xlink:href="https://www.apachefriends.org/index.html" text:style-name="Internet_20_link" text:visited-style-name="Visited_20_Internet_20_Link">https://www.apachefriends.org/index.html</text:a></text:p>
      <text:p text:style-name="P1">un archivo .run</text:p>
      <text:p text:style-name="P3">puse sudo su</text:p>
      <text:p text:style-name="P3">no instalaba</text:p>
      <text:p text:style-name="P3">luego con darle permisos para que corriera como programa ya corrio </text:p>
      <text:p text:style-name="P3">aunque no se como volver a acceder a ella tal vez volver a cargarlo</text:p>
      <text:p text:style-name="P3">sudo ./xampp-linux-7.3.6-2-installer.run</text:p>
      <text:p text:style-name="P3"/>
      <text:p text:style-name="P3">hay varia manaras de acceder dicen que con workbench desde consola tambien</text:p>
      <text:p text:style-name="P3">estoy ya lo hize instalando desde consola pero lo volvi a hacer</text:p>
      <text:p text:style-name="P3">mysql -u root -p no me dajaba y puse esto</text:p>
      <text:p text:style-name="P3">sudo apt install mysql-server</text:p>
      <text:p text:style-name="P3"/>
      <text:p text:style-name="P67">ya funciona con <text:span text:style-name="T2">mysql -u root -p </text:span>para accesar desde consola <text:span text:style-name="T4">solo le pongo mi contraseña</text:span></text:p>
      <text:p text:style-name="P67">pero para arrancar apache y mysql tengo que poner</text:p>
      <text:p text:style-name="P67">sudo -s <text:s/>y despues</text:p>
      <text:p text:style-name="P67">./xampp-linux-x64-7.3.6-2-installer.run <text:s/><text:span text:style-name="T3">esto en la carpeta donde esta en la mia es Descargas</text:span></text:p>
      <text:p text:style-name="P67"/>
      <text:p text:style-name="P68">despues le cambio el puerto para que empieze mysql database le pongo el 8088</text:p>
      <text:p text:style-name="P68">y ya jala </text:p>
      <text:p text:style-name="P68">entro a la pagina <text:a xlink:type="simple" xlink:href="http://localhost/phpmyadmin/" text:style-name="Internet_20_link" text:visited-style-name="Visited_20_Internet_20_Link">http://localhost/phpmyadmin/</text:a></text:p>
      <text:p text:style-name="P68">para poder crear bases de datos</text:p>
      <text:p text:style-name="P68">aunque tambien lo puedo hacer con la terminal luego practico</text:p>
      <text:p text:style-name="P78">actividades hoy viernes 28 de junio 2019</text:p>
      <text:p text:style-name="P4">armar el raspberry con su pantalla y software</text:p>
      <text:p text:style-name="P4">tener comunicación con los de jcm</text:p>
      <text:p text:style-name="P3"/>
      <text:p text:style-name="P79">hoy lunes</text:p>
      <text:p text:style-name="P6"><text:s/>tener un programa en python con una base de datos y una interfaz grafica</text:p>
      <text:p text:style-name="P5">ver que hacer con balckberry y touch</text:p>
      <text:p text:style-name="P7">instalar sistema operativo raspberyy</text:p>
      <text:p text:style-name="P7">luego ver el programa cuanto pesa</text:p>
      <text:p text:style-name="P7">luego el programa anterior</text:p>
      <text:p text:style-name="P7"/>
      <text:p text:style-name="P7"/>
      <text:p text:style-name="P8">para entrar a <text:s/>mysql</text:p>
      <text:p text:style-name="P8"><text:s/>mysql -u root -p</text:p>
      <text:p text:style-name="P8"/>
      <text:p text:style-name="P77">actividades hoy miercoles 3 de julio</text:p>
      <text:p text:style-name="P69">instale desde terminal PyQt y se abre con este comand</text:p>
      <text:p text:style-name="P69">/usr/lib/x86_64-linux-gnu/qt5/bin/designer</text:p>
      <text:p text:style-name="P69">lo intente bajar con tqr pero mejor puse este video para instalarlo y se ve bien</text:p>
      <text:p text:style-name="P69"><text:a xlink:type="simple" xlink:href="https://www.youtube.com/watch?v=23Tpy-U9tZ0" text:style-name="Internet_20_link" text:visited-style-name="Visited_20_Internet_20_Link">https://www.youtube.com/watch?v=23Tpy-U9tZ0</text:a> ya estoy trabajando con una interfaz parece que es mejor que el tkinter</text:p>
      <text:p text:style-name="P69">y voy a poner una base de datos</text:p>
      <text:p text:style-name="P69"/>
      <text:p text:style-name="P70"><text:soft-page-break/>actividades de hoy jueves 4 de julio</text:p>
      <text:p text:style-name="P70">conectar una base de datos con PyQt y python </text:p>
      <text:p text:style-name="P70">diseñar el baños </text:p>
      <text:p text:style-name="P70">sacar presupuesto</text:p>
      <text:p text:style-name="P70">sacar un dibujo de bicicleta</text:p>
      <text:p text:style-name="P70">hablar con javi</text:p>
      <text:p text:style-name="P70"/>
      <text:p text:style-name="P70"/>
      <text:p text:style-name="P70"/>
      <text:p text:style-name="P71">instale anaconda y se abre directamente desde </text:p>
      <text:p text:style-name="P71">/home/aurelio/anaconda3/bin</text:p>
      <text:p text:style-name="P75">y picar anaconda-navigator</text:p>
      <text:p text:style-name="P75"/>
      <text:p text:style-name="P71"/>
      <text:p text:style-name="P73">instale un conector par mysql </text:p>
      <text:p text:style-name="P83">$ python3 -m pip install PyMySQL</text:p>
      <text:p text:style-name="P74">este es una liga que me permite poner e insertar hay que hacerla paso a paso despues de eso</text:p>
      <text:p text:style-name="P80"/>
      <text:p text:style-name="P74"><text:a xlink:type="simple" xlink:href="https://parzibyte.me/blog/2018/09/18/python-3-mysql-crud-ejemplos-conexion/" text:style-name="Internet_20_link" text:visited-style-name="Visited_20_Internet_20_Link">https://parzibyte.me/blog/2018/09/18/python-3-mysql-crud-ejemplos-conexion/</text:a></text:p>
      <text:p text:style-name="P74">hacer un interfaz graficaa</text:p>
      <text:p text:style-name="P74">luego hacer unejemplo de estacionamiento y </text:p>
      <text:p text:style-name="P74">luego sacar un registro de un lector rfid calculando fecha y </text:p>
      <text:p text:style-name="P74">luego como me comunico con hooper y con billetero</text:p>
      <text:p text:style-name="P74"/>
      <text:p text:style-name="P81">esta pagina abajo dice como ver las base de datos existentes y crud principales funciones de una base de datos debo entrar a la base de datos con esto desde terminal</text:p>
      <text:p text:style-name="P26">mysql -u root -p -h localhost</text:p>
      <text:p text:style-name="P26">y la clave ”RG980320”</text:p>
      <text:p text:style-name="P82"><text:span text:style-name="Strong_20_Emphasis"><text:span text:style-name="T23"><text:s text:c="10"/>.C</text:span></text:span><text:span text:style-name="T24">reate (Crear registros)</text:span></text:p>
      <text:list xml:id="list2098415613538448529" text:style-name="L1">
        <text:list-item>
          <text:p text:style-name="P95"><text:span text:style-name="Strong_20_Emphasis"><text:span text:style-name="T23">R</text:span></text:span><text:span text:style-name="T24">ead bzw. </text:span><text:span text:style-name="Strong_20_Emphasis"><text:span text:style-name="T23">R</text:span></text:span><text:span text:style-name="T24">etrieve (Leer registros)</text:span></text:p>
        </text:list-item>
      </text:list>
      <text:list xml:id="list1145079334292865493" text:style-name="L2">
        <text:list-item>
          <text:p text:style-name="P96"><text:span text:style-name="Strong_20_Emphasis"><text:span text:style-name="T23">U</text:span></text:span><text:span text:style-name="T24">pdate (Actualizar registros)</text:span></text:p>
        </text:list-item>
      </text:list>
      <text:list xml:id="list4344485440107103196" text:style-name="L3">
        <text:list-item>
          <text:p text:style-name="P97"><text:span text:style-name="Strong_20_Emphasis"><text:span text:style-name="T23">D</text:span></text:span><text:span text:style-name="T24">elete bzw. </text:span><text:span text:style-name="Strong_20_Emphasis"><text:span text:style-name="T23">D</text:span></text:span><text:span text:style-name="T24">estroy (Borrar registros)</text:span></text:p>
        </text:list-item>
      </text:list>
      <text:p text:style-name="P81"/>
      <text:p text:style-name="P9">voy a hacer una base de datos desde terminal con esta ayuda</text:p>
      <text:p text:style-name="P9"><text:a xlink:type="simple" xlink:href="https://parzibyte.me/blog/2018/09/19/primeros-pasos-con-la-cli-de-mysql/" text:style-name="Internet_20_link" text:visited-style-name="Visited_20_Internet_20_Link">https://parzibyte.me/blog/2018/09/19/primeros-pasos-con-la-cli-de-mysql/</text:a></text:p>
      <text:p text:style-name="P9"/>
      <text:p text:style-name="P9">y luego interactuar con pytho con esta otra</text:p>
      <text:p text:style-name="P9"><text:a xlink:type="simple" xlink:href="https://parzibyte.me/blog/2018/09/18/python-3-mysql-crud-ejemplos-conexion/" text:style-name="Internet_20_link" text:visited-style-name="Visited_20_Internet_20_Link">https://parzibyte.me/blog/2018/09/18/python-3-mysql-crud-ejemplos-conexion/</text:a></text:p>
      <text:p text:style-name="P9"/>
      <text:p text:style-name="P10">hoy martes ya pude entrar a la base de datos desde terminal con este comando</text:p>
      <text:p text:style-name="P24">mysql -u root -p -h localhost</text:p>
      <text:p text:style-name="P24">y la clave ”RG980320”</text:p>
      <text:p text:style-name="P27"/>
      <text:p text:style-name="P33">actividades el jueves 11 de julio del 2019</text:p>
      <text:p text:style-name="P11"/>
      <text:p text:style-name="P12">hice una base de datos con phpmyadmin pero al correr el programa desde terminal me pone otras base y no me aparecen en php my admin</text:p>
      <text:p text:style-name="P12">voy a crear la base de datos bd1 en donde pone las bases de terminal y seguir con los demas programas de </text:p>
      <text:p text:style-name="P12"><text:soft-page-break/><text:a xlink:type="simple" xlink:href="https://www.tutorialesprogramacionya.com/pythonya/detalleconcepto.php?punto=81&amp;codigo=81&amp;inicio=75" text:style-name="Internet_20_link" text:visited-style-name="Visited_20_Internet_20_Link">https://www.tutorialesprogramacionya.com/pythonya/detalleconcepto.php?punto=81&amp;codigo=81&amp;inicio=75</text:a></text:p>
      <text:p text:style-name="P12">e ignorar que no lo veo <text:s/>en localhost</text:p>
      <text:p text:style-name="P13">hice bien la base y corri un programa solo en la conexión hay que ponerle</text:p>
      <text:p text:style-name="P13">conexion1=mysql.connector.connect(host="localhost", user="root", passwd="RG980320")</text:p>
      <text:p text:style-name="P13">a diferencia del programa muestra que por cierto se llama ejercicio276.py</text:p>
      <text:p text:style-name="P84">conexion1=mysql.connector.connect(host="localhost", user="root", passwd="")</text:p>
      <text:p text:style-name="P13">obviamente no estoy entrando a la <text:s/>misma base donde esta el phpmyadmin no aparece la que cree en mi terminal ya hasta cerre el xampp</text:p>
      <text:p text:style-name="P13"/>
      <text:p text:style-name="P14">buenoya crea borra modifica en la base de datos </text:p>
      <text:p text:style-name="P14">yo creo tiene que ver con el titulo base que aparece en mi terminal</text:p>
      <text:p text:style-name="P14">si lo pusiera en otro lado funcionaria con elxampp</text:p>
      <text:p text:style-name="P14">(base) aureliolinuxmint conexion # </text:p>
      <text:p text:style-name="P14">todo esto lo hice con la guia de esta pagina</text:p>
      <text:p text:style-name="P14"><text:a xlink:type="simple" xlink:href="https://www.tutorialesprogramacionya.com/pythonya/detalleconcepto.php?punto=81&amp;codigo=81&amp;inicio=75" text:style-name="Internet_20_link" text:visited-style-name="Visited_20_Internet_20_Link">https://www.tutorialesprogramacionya.com/pythonya/detalleconcepto.php?punto=81&amp;codigo=81&amp;inicio=75</text:a></text:p>
      <text:p text:style-name="P14">ahora tener un programa que sea <text:s/>una ventana</text:p>
      <text:p text:style-name="P14">y tambien <text:s/>obtener los datos del monedero y del billetero</text:p>
      <text:p text:style-name="P14">para dar cambio</text:p>
      <text:p text:style-name="P14">con su lectura</text:p>
      <text:p text:style-name="P15">esta otra pagina es para comando sql</text:p>
      <text:p text:style-name="P15"><text:a xlink:type="simple" xlink:href="https://geotalleres.readthedocs.io/es/latest/conceptos-sql/conceptos_sql.html" text:style-name="Internet_20_link" text:visited-style-name="Visited_20_Internet_20_Link">https://geotalleres.readthedocs.io/es/latest/conceptos-sql/conceptos_sql.html</text:a></text:p>
      <text:p text:style-name="P15"/>
      <text:p text:style-name="P16"/>
      <text:p text:style-name="P32">hoy lunes 15 de julio</text:p>
      <text:p text:style-name="P16"/>
      <text:p text:style-name="P16">ver donde guarda la base de datos</text:p>
      <text:p text:style-name="P16">y hacer un programa de ventana que consulte las bases de datos</text:p>
      <text:p text:style-name="P17">lo intento hacer con esta pagina</text:p>
      <text:p text:style-name="P17"><text:a xlink:type="simple" xlink:href="https://medium.com/@hektorprofe/primeros-pasos-en-pyqt-5-y-qt-designer-programas-gráficos-con-python-6161fba46060" text:style-name="Internet_20_link" text:visited-style-name="Visited_20_Internet_20_Link">https://medium.com/@hektorprofe/primeros-pasos-en-pyqt-5-y-qt-designer-programas-gr%C3%A1ficos-con-python-6161fba46060</text:a></text:p>
      <text:p text:style-name="P18">pero no me abre</text:p>
      <text:p text:style-name="P18">tengo dudas de para que me sirve anaconda no se como abrirla</text:p>
      <text:p text:style-name="P18">parte de abrir un archivo ui con python</text:p>
      <text:p text:style-name="P18">se me esta terminando la bateria luego vuelvo</text:p>
      <text:p text:style-name="P18">ya puedo abrir <text:span text:style-name="T5">Q</text:span>t design<text:span text:style-name="T5">er</text:span> desde terminal con <text:span text:style-name="T5">solo teclear </text:span>designer</text:p>
      <text:p text:style-name="P18">el anaconda no lo puedo abrir no me acuerdo como</text:p>
      <text:p text:style-name="P18">bueno vuelvo cuando vuelva chauus</text:p>
      <text:p text:style-name="P18"/>
      <text:p text:style-name="P19">ya volvi si abri anaconda arriba dice como <text:span text:style-name="T5">aquí lo repito</text:span></text:p>
      <text:p text:style-name="P72">instale anaconda y se abre directamente desde </text:p>
      <text:p text:style-name="P72">/home/aurelio/anaconda3/bin</text:p>
      <text:p text:style-name="P76">y picar anaconda-navigator</text:p>
      <text:p text:style-name="P20"/>
      <text:p text:style-name="P19">tambien ya converti el archivo creado ui en un archivo py con esta instrucción</text:p>
      <text:p text:style-name="P21">pyuic5 -x ventana.ui -o ventana_ui.py</text:p>
      <text:p text:style-name="P21">debe estar en la carpeta donde lo guarde en <text:s/>PyQt</text:p>
      <text:p text:style-name="P21"/>
      <text:p text:style-name="P22">aquí hay un ejemplo de como consulta una base de datos aunque esta en phpmyadmin lo hicieron yo hice la tabla usuarios en terminal pero no corre dice que tiene que ver con las clases voy aver si puedo <text:s/>averiguar que es clases</text:p>
      <text:p text:style-name="P23">le puse las paswords al programa inserter ya abrioo es el que esta en graficos ahora saber como usarlo ya avance…..</text:p>
      <text:p text:style-name="P23">ya abrio aunque no inserta</text:p>
      <text:p text:style-name="P23"><text:soft-page-break/></text:p>
      <text:p text:style-name="P34">martes 16 de julio </text:p>
      <text:p text:style-name="P43">reviso el que inserta desde terminal </text:p>
      <text:p text:style-name="P43">le pongo las misma instrucciones en spyder al que lo inserta desde frame</text:p>
      <text:p text:style-name="P44">y asi tengo ya completo como insertar datos desde un programa ventana</text:p>
      <text:p text:style-name="P44"/>
      <text:p text:style-name="P45">con pqyt no he podido pero con tkinter ya se pudo guiandome de esta pagina</text:p>
      <text:p text:style-name="P45"><text:a xlink:type="simple" xlink:href="https://www.tutorialesprogramacionya.com/pythonya/detalleconcepto.php?punto=82&amp;codigo=82&amp;inicio=75" text:style-name="Internet_20_link" text:visited-style-name="Visited_20_Internet_20_Link">https://www.tutorialesprogramacionya.com/pythonya/detalleconcepto.php?punto=82&amp;codigo=82&amp;inicio=75</text:a></text:p>
      <text:p text:style-name="P45">usa dos modulos paraconsultar la base de datos lo voy a revisar y veo como funciona</text:p>
      <text:p text:style-name="P46">funciona muy bien no uso phpmyadmin esta en la base bd1, acceso directamente desde terminal con </text:p>
      <text:p text:style-name="P25">mysql -u root -p -h localhost</text:p>
      <text:p text:style-name="P25">y la clave ”RG980320”</text:p>
      <text:p text:style-name="P28">para crear la base de datos articulos se llama la tabla</text:p>
      <text:p text:style-name="P28">y los programas estan dentro p3</text:p>
      <text:p text:style-name="P28">seria bueno hacerlo desde pyqt se ve mas completo y mas facil hacer los botones y decorado porque tkinter tengo que escribir mucho codigo</text:p>
      <text:p text:style-name="P35"/>
      <text:p text:style-name="P36">miércoles 17 de julio</text:p>
      <text:p text:style-name="P29">probar lo de ayer</text:p>
      <text:p text:style-name="P29"/>
      <text:p text:style-name="P29">poner el raspberry, luego meter el programa, de bases de datos </text:p>
      <text:p text:style-name="P29">poderme comunicar con monedero</text:p>
      <text:p text:style-name="P29"/>
      <text:p text:style-name="P38">JUEVES 18 DE JULIO </text:p>
      <text:p text:style-name="P47">HOY<text:span text:style-name="T6"> vi lo de los archivos ejecutables del hooper y me di cuenta que le hace falta una guia al billetero</text:span></text:p>
      <text:p text:style-name="P48">con esta pagina veo comoejecutar un archivo en c</text:p>
      <text:p text:style-name="P47"><text:a xlink:type="simple" xlink:href="https://elsoftwarelibre.com/2018/01/27/compilar-programas-en-c-c-en-linux-desde-la-terminal/" text:style-name="Internet_20_link" text:visited-style-name="Visited_20_Internet_20_Link"><text:span text:style-name="T6">https://elsoftwarelibre.com/2018/01/27/compilar-programas-en-c-c-en-linux-desde-la-terminal/</text:span></text:a></text:p>
      <text:p text:style-name="P48">como compilarlo y correrlo </text:p>
      <text:p text:style-name="P48">con esta otra me guio para hacerlo mas rapido con make y tambien explica el makefile que es donde tiene un archivo mi ejemplo del monedero</text:p>
      <text:p text:style-name="P47"><text:a xlink:type="simple" xlink:href="http://www.chuidiang.org/clinux/herramientas/makefile.php" text:style-name="Internet_20_link" text:visited-style-name="Visited_20_Internet_20_Link"><text:span text:style-name="T6">http://www.chuidiang.org/clinux/herramientas/makefile.php</text:span></text:a></text:p>
      <text:p text:style-name="P49">es como el de python donde hace referencia al localhost en otro archivo en otro directorio</text:p>
      <text:p text:style-name="P37">viernes 18 </text:p>
      <text:p text:style-name="P50">hoy no avance mucho no se bien como usar el makefile</text:p>
      <text:p text:style-name="P50"/>
      <text:p text:style-name="P51">lunes 22 de julio </text:p>
      <text:p text:style-name="P51">no ṕuedo <text:span text:style-name="T7">hacer el ejecutable de ninguno de los ejemplos no los puedo compilar con make intente con gcc pero nada me logra hacer un archivo . O</text:span></text:p>
      <text:p text:style-name="P52">pero no me despliega nada</text:p>
      <text:p text:style-name="P52"><text:soft-page-break/></text:p>
      <text:p text:style-name="P53">martes 23 de julio </text:p>
      <text:p text:style-name="P53">sigo sin resolver la comunicación con hopper desde c los programas no se ejecutan</text:p>
      <text:p text:style-name="P53"/>
      <text:p text:style-name="P54">miercoles 24 </text:p>
      <text:p text:style-name="P54">me llego nueva informacion, revisemos</text:p>
      <text:p text:style-name="P55">ya me corrio ya me genero el ejecutable y si conecta solo que tiene mil pesos en el de uno <text:s/>y ahora estoy viendo eso pero ya va avanzando</text:p>
      <text:p text:style-name="P56">no me da cambio </text:p>
      <text:p text:style-name="P56">no se que sera voy a pasarme a windows a ver que mas tiene</text:p>
      <text:p text:style-name="P57">parece que se desconfiguro por que no en windows ni en linux </text:p>
      <text:p text:style-name="P57">y le escribi a camilo dice que le conteste por correo y ya le mande mañana lo vere alas 10:30 am</text:p>
      <text:p text:style-name="P58">hoy jueves 25 de julio</text:p>
      <text:p text:style-name="P58">el hopper presenta un error parece que es fisico me encontrre unas paginas mientras para calcular el tiempo creo que me seran utiles para hacer el program de estacionamiento</text:p>
      <text:p text:style-name="P58">y creo puedo cobrarles por eso</text:p>
      <text:p text:style-name="P58"><text:a xlink:type="simple" xlink:href="http://www.pythondiario.com/2018/01/creando-calculadoras-del-tiempo-2-el.html" text:style-name="Internet_20_link" text:visited-style-name="Visited_20_Internet_20_Link">http://www.pythondiario.com/2018/01/creando-calculadoras-del-tiempo-2-el.html</text:a></text:p>
      <text:p text:style-name="P58"><text:a xlink:type="simple" xlink:href="https://python-para-impacientes.blogspot.com/2014/02/operaciones-con-fechas-y-horas.html" text:style-name="Internet_20_link" text:visited-style-name="Visited_20_Internet_20_Link">https://python-para-impacientes.blogspot.com/2014/02/operaciones-con-fechas-y-horas.html</text:a></text:p>
      <text:p text:style-name="P59">baje una librería que me muestra la fecha con esto lo saco en minutos y puedo calcular cualquier importe se <text:span text:style-name="T8">están</text:span> juntando las cosas para tener listo el cajero</text:p>
      <text:p text:style-name="P60">ya tengo la consulta en una ventana a una base de datos</text:p>
      <text:p text:style-name="P60">ya tengo el calculo del tiempo</text:p>
      <text:p text:style-name="P60">solo es unirlos</text:p>
      <text:p text:style-name="P60">necesito el disco duro</text:p>
      <text:p text:style-name="P60">necesito un monitor hdmi</text:p>
      <text:p text:style-name="P60"/>
      <text:p text:style-name="P39"><text:span text:style-name="T8">sábado</text:span> 27 de julio</text:p>
      <text:p text:style-name="P39"/>
      <text:p text:style-name="P30">base espejo es por importe y cuando un bolete no complete busque al siguiente</text:p>
      <text:p text:style-name="P31"><text:span text:style-name="T8">T</text:span>oshiro hacer el cuanta carros y usar lo que tenga</text:p>
      <text:p text:style-name="P40"/>
      <text:p text:style-name="P41">Lunes <text:s/>29 de julio</text:p>
      <text:p text:style-name="P61">ya hice el programa que calcula los días, horas, minutos exactos</text:p>
      <text:p text:style-name="P61">ya ahora ponerlo en el programa de captura y después grabar los eventos en una base de datos y ya lo tenemos</text:p>
      <text:p text:style-name="P62">no pude capturar la entrada de fecha</text:p>
      <text:p text:style-name="P62">quiza revise todos los programas pero tengo que irme</text:p>
      <text:p text:style-name="P62"/>
      <text:p text:style-name="P64">martes</text:p>
      <text:p text:style-name="P63">hay que ver la diferencia entre date</text:p>
      <text:p text:style-name="P42"><text:soft-page-break/>miércoles 31 de julio </text:p>
      <text:p text:style-name="P65">ya puse la tarjeta espero a camilo para probarla voy a hacer el <text:span text:style-name="T9">programa</text:span> de captura de <text:span text:style-name="T9">vehículo</text:span> en una ventana y guardarlo a la base de datos</text:p>
      <text:p text:style-name="P66"><text:span text:style-name="T16">primero ver la diferencia entre </text:span><text:span text:style-name="T11">datetime</text:span><text:span text:style-name="T14">.</text:span><text:span text:style-name="T11">now</text:span><text:span text:style-name="T14">()</text:span></text:p>
      <text:p text:style-name="P85"><text:span text:style-name="T10">ahora </text:span><text:span text:style-name="T13">=</text:span><text:span text:style-name="T10"> datetime</text:span><text:span text:style-name="T13">.</text:span><text:span text:style-name="T10">now</text:span><text:span text:style-name="T13">()</text:span><text:span text:style-name="T10"> <text:s/></text:span><text:span text:style-name="T17"># Obtiene fecha y hora actual</text:span></text:p>
      <text:p text:style-name="P86"><text:span text:style-name="T12">fecha1 </text:span><text:span text:style-name="T15">=</text:span><text:span text:style-name="T12"> date</text:span><text:span text:style-name="T15">.</text:span><text:span text:style-name="T12">today</text:span><text:span text:style-name="T15">()</text:span><text:span text:style-name="T12"> <text:s/></text:span><text:span text:style-name="T18"># Asigna fecha actual </text:span><text:span text:style-name="T19">se necesita importar <text:s text:c="15"/></text:span><text:span text:style-name="T18"><text:s/></text:span><text:span text:style-name="T25">from</text:span><text:span text:style-name="T10"> datetime </text:span><text:span text:style-name="T25">import</text:span><text:span text:style-name="T10"> datetime</text:span><text:span text:style-name="T13">,</text:span><text:span text:style-name="T10"> date</text:span></text:p>
      <text:p text:style-name="P92"><text:span text:style-name="T20">hoy </text:span><text:span text:style-name="T21">=</text:span><text:span text:style-name="T20"> datetime</text:span><text:span text:style-name="T21">.</text:span><text:span text:style-name="T20">today</text:span><text:span text:style-name="T21">()</text:span><text:span text:style-name="T20"> <text:s/></text:span><text:span text:style-name="T22"># Asigna fecha-hora</text:span></text:p>
      <text:p text:style-name="P87"/>
      <text:p text:style-name="P88">ya vi la diferencia ya hace lo que quiero</text:p>
      <text:p text:style-name="P88"/>
      <text:p text:style-name="P89">ahora </text:p>
      <text:list xml:id="list7464088867264174664" text:style-name="L4">
        <text:list-item>
          <text:p text:style-name="P98">Revisar este programa de articulos y ponerle las otras dos pestañas pensarle como solucionar el programa que presenta alli en esta pagina</text:p>
          <text:p text:style-name="P99"><text:s/><text:a xlink:type="simple" xlink:href="https://www.tutorialesprogramacionya.com/pythonya/detalleconcepto.php?punto=82&amp;codigo=82&amp;inicio=75" text:style-name="Internet_20_link" text:visited-style-name="Visited_20_Internet_20_Link"><text:span text:style-name="T29">https://www.tutorialesprogramacionya.com/pythonya/detalleconcepto.php?punto=82&amp;codigo=82&amp;inicio=75</text:span></text:a></text:p>
          <text:p text:style-name="P102"/>
        </text:list-item>
        <text:list-item>
          <text:p text:style-name="P99"><text:span text:style-name="T28">M</text:span>eter las horas a la base de datos desde una ventana y </text:p>
          <text:p text:style-name="P100"><text:span text:style-name="T27">después</text:span> que calcule</text:p>
          <text:p text:style-name="P100"/>
        </text:list-item>
      </text:list>
      <text:list xml:id="list7274673754252034720" text:style-name="L5">
        <text:list-item>
          <text:p text:style-name="P101">primero entramos a la base de datos bd1 con</text:p>
          <text:p text:style-name="P93">mysql -u root -p -h localhost</text:p>
          <text:p text:style-name="P109">y la clave ”RG980320”</text:p>
        </text:list-item>
        <text:list-item>
          <text:p text:style-name="P103"><text:span text:style-name="T26">ver como metemos datos y hay que cambiar los nombres de los campos incluso de la tabla con esta pagina</text:span> </text:p>
          <text:p text:style-name="P103"><text:s/><text:a xlink:type="simple" xlink:href="https://parzibyte.me/blog/2018/09/19/primeros-pasos-con-la-cli-de-mysql/" text:style-name="Internet_20_link" text:visited-style-name="Visited_20_Internet_20_Link">https://parzibyte.me/blog/2018/09/19/primeros-pasos-con-la-cli-de-mysql/</text:a></text:p>
        </text:list-item>
        <text:list-item>
          <text:p text:style-name="P103">corremos el programa que esta en esta ruta</text:p>
          <text:p text:style-name="P103"><text:s/>~/Documentos/Python/conexion/p3 … y se llama</text:p>
          <text:p text:style-name="P103">formularioarticulos.py hace referencia a otro archivo alli mismo que se llama articulos.py que es el que conecta a la base de datos</text:p>
        </text:list-item>
      </text:list>
      <text:p text:style-name="P90"/>
      <text:p text:style-name="P90">nota.- tendria que ver si lo compilamos y hacemos un ejecutable que en un momento tendremos que llegar a eso espero el sabado tener eso ya resuelto</text:p>
      <text:p text:style-name="P91">jueves 1 de agosto </text:p>
      <text:p text:style-name="P106">inicie con el programa <text:span text:style-name="T30">puse otro en p4, </text:span>pero ya camilo me dice que revisemos el hopper</text:p>
      <text:p text:style-name="P106"/>
      <text:p text:style-name="P107">bueno ya trabaje con la base de datos ya esta creada con esto</text:p>
      <table:table table:name="Tabla1" table:style-name="Tabla1">
        <table:table-column table:style-name="Tabla1.A"/>
        <table:table-column table:style-name="Tabla1.B"/>
        <table:table-row>
          <table:table-cell table:style-name="Tabla1.A1" office:value-type="string">
            <text:p text:style-name="Table_20_Contents"/>
          </table:table-cell>
          <table:table-cell table:style-name="Tabla1.A1" office:value-type="string">
            <text:p text:style-name="Table_20_Contents"/>
          </table:table-cell>
        </table:table-row>
      </table:table>
      <text:p text:style-name="P94">CREATE TABLE IF NOT EXISTS <text:span text:style-name="T31">entradas</text:span>(</text:p>
      <text:section text:style-name="Sect1" text:name="crayon-5d41d078c0fa2400096701-2">
        <text:p text:style-name="Standard">id BIGINT UNSIGNED AUTO_INCREMENT NOT NULL,</text:p>
      </text:section>
      <text:section text:style-name="Sect1" text:name="crayon-5d41d078c0fa2400096701-3">
        <text:p text:style-name="Standard"><text:span text:style-name="T31">Entrada DATETIME NOT NULL </text:span>,</text:p>
      </text:section>
      <text:section text:style-name="Sect1" text:name="crayon-5d41d078c0fa2400096701-4">
        <text:p text:style-name="Standard"><text:span text:style-name="T31">Salida DATETIME <text:s/></text:span>,</text:p>
      </text:section>
      <text:section text:style-name="Sect1" text:name="crayon-5d41d078c0fa2400096701-5">
        <text:p text:style-name="Standard">PRIMARY KEY(id)</text:p>
      </text:section>
      <text:section text:style-name="Sect1" text:name="crayon-5d41d078c0fa2400096701-6">
        <text:p text:style-name="Standard">);</text:p>
      </text:section>
      <text:p text:style-name="P104"/>
      <text:p text:style-name="P105"><text:s/><text:span text:style-name="T35">La instrucción para insertar es este formato</text:span></text:p>
      <text:p text:style-name="P105">insert into entradas(Entrada, Salida) values ('2013-11-24 1<text:span text:style-name="T32">8</text:span>:15:10','2019-11-2<text:span text:style-name="T32">5</text:span> 1<text:span text:style-name="T32">8</text:span>:15:10');</text:p>
      <text:p text:style-name="P107">la salida originalmente no esta declarada con este se busca y se llena</text:p>
      <text:p text:style-name="P105">update <text:span text:style-name="T33">entradas </text:span>set <text:span text:style-name="T33">Salida</text:span><text:span text:style-name="T34"> =</text:span> '2019-11-2<text:span text:style-name="T32">5</text:span> <text:span text:style-name="T35">20</text:span>:15:10' WHERE <text:span text:style-name="T35">id = 1;</text:span></text:p>
      <text:p text:style-name="P108">bueno cuando me paso a meter los datos en el mismo programa pero con campos especiales para fechas me mete error voy a correr el otro y meto datos de fechas</text:p>
      <text:p text:style-name="P108"><text:soft-page-break/>no mete entonces no saca porque tiene fechas han de ser otros formatos de camp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Menlo" svg:font-family="Menlo, Monaco, 'Courier New', Courier, monospace"/>
    <style:font-face style:name="OpenSansRegular" svg:font-family="OpenSansRegular, Arial, Helvetica, sans-serif"/>
    <style:font-face style:name="SFMono-Regular" svg:font-family="SFMono-Regular, Menlo, Monaco, Consolas, 'Liberation Mono', 'Courier New', Courier, monospace"/>
    <style:font-face style:name="Ubuntu Mono" svg:font-family="'Ubuntu Mono', UbuntuMonoRegular, 'Courier New', monospace"/>
    <style:font-face style:name="courier" svg:font-family="courier"/>
    <style:font-face style:name="monospace" svg:font-family="monospace"/>
    <style:font-face style:name="monospace1" svg:font-family="monospace,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2:54:09.927596945</meta:creation-date>
    <dc:date>2019-08-01T16:55:54.347926383</dc:date>
    <meta:editing-duration>PT23H33M59S</meta:editing-duration>
    <meta:editing-cycles>46</meta:editing-cycles>
    <meta:generator>LibreOffice/5.1.6.2$Linux_X86_64 LibreOffice_project/10m0$Build-2</meta:generator>
    <meta:document-statistic meta:table-count="1" meta:image-count="0" meta:object-count="0" meta:page-count="7" meta:paragraph-count="209" meta:word-count="1846" meta:character-count="11463" meta:non-whitespace-character-count="9758"/>
  </office:meta>
</office:document-meta>
</file>